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center" style:justify-single-word="false"/>
      <style:text-properties style:font-name="Arial" fo:font-weight="normal" style:font-weight-asian="normal" style:font-weight-complex="normal"/>
    </style:style>
    <style:style style:name="P5" style:family="paragraph" style:parent-style-name="Standard" style:list-style-name="L1">
      <style:paragraph-properties fo:text-align="start" style:justify-single-word="false"/>
      <style:text-properties style:font-name="Arial" fo:font-weight="normal" style:font-weight-asian="normal" style:font-weight-complex="normal"/>
    </style:style>
    <style:style style:name="P6" style:family="paragraph" style:parent-style-name="Standard" style:list-style-name="L2">
      <style:paragraph-properties fo:text-align="start" style:justify-single-word="false"/>
      <style:text-properties style:font-name="Arial" fo:font-weight="normal" style:font-weight-asian="normal" style:font-weight-complex="normal"/>
    </style:style>
    <style:style style:name="P7" style:family="paragraph" style:parent-style-name="Standard" style:list-style-name="L3">
      <style:paragraph-properties fo:text-align="start" style:justify-single-word="false"/>
      <style:text-properties style:font-name="Arial"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pecies of Monster Girls</text:p>
      <text:p text:style-name="P4"/>
      <text:p text:style-name="P3">Here is a list of common, uncommon, and rare species of monster girls of the setting. This list is by no means complete, as new “species” of monster girls are still being discovered every day. Note the terminology used for monster girls in the setting; the monster girls are considered one race of beings, but is composed of different “species” or “ethnicities”. Other races not included under the term “monster girl” include angel girls, demon girls, ghost girls, abomination girls (i.e. Luciel), and robot/automaton girls, so they are no documented here.</text:p>
      <text:p text:style-name="P3"/>
      <text:p text:style-name="P3">Species listed with an apostrophe ' have a monster equivalent. Species listed with a star* are unique, original monster girls found only in this setting, with no analogues in other media featuring monster girls.</text:p>
      <text:p text:style-name="P2"/>
      <text:p text:style-name="P2">COMMON SPECIES</text:p>
      <text:list xml:id="list4844607643952828420" text:style-name="L1">
        <text:list-item>
          <text:list>
            <text:list-item>
              <text:p text:style-name="P5">Slime Girls'</text:p>
            </text:list-item>
            <text:list-item>
              <text:p text:style-name="P5">Harpy Girls'</text:p>
            </text:list-item>
            <text:list-item>
              <text:p text:style-name="P5">Goblin Girls'</text:p>
            </text:list-item>
            <text:list-item>
              <text:p text:style-name="P5">Centaur Girls'</text:p>
            </text:list-item>
            <text:list-item>
              <text:p text:style-name="P5">Lycanthrope Girls (i.e. werewolf girls)</text:p>
            </text:list-item>
            <text:list-item>
              <text:p text:style-name="P5">Cyclops Girls'</text:p>
            </text:list-item>
            <text:list-item>
              <text:p text:style-name="P5">Lizardgirls'</text:p>
            </text:list-item>
            <text:list-item>
              <text:p text:style-name="P5">Fish Girls'</text:p>
              <text:list>
                <text:list-item>
                  <text:p text:style-name="P5">Mermaid Girls'</text:p>
                </text:list-item>
              </text:list>
            </text:list-item>
            <text:list-item>
              <text:p text:style-name="P5">Arthropod Girls'</text:p>
              <text:list>
                <text:list-item>
                  <text:p text:style-name="P5">Bee Girls'</text:p>
                </text:list-item>
                <text:list-item>
                  <text:p text:style-name="P5">Wasp Girls'</text:p>
                </text:list-item>
                <text:list-item>
                  <text:p text:style-name="P5">Ant Girls'</text:p>
                </text:list-item>
                <text:list-item>
                  <text:p text:style-name="P5">Spider Girls'</text:p>
                </text:list-item>
                <text:list-item>
                  <text:p text:style-name="P5">Insect Girls' (includes most other insect girls such as fly girls, mantis girls, mosquito girls, etc)</text:p>
                </text:list-item>
              </text:list>
            </text:list-item>
            <text:list-item>
              <text:p text:style-name="P5">Plant Girls'</text:p>
            </text:list-item>
            <text:list-item>
              <text:p text:style-name="P5">Lamia Girls'</text:p>
            </text:list-item>
            <text:list-item>
              <text:p text:style-name="P5">Goblinoid Girls'</text:p>
              <text:list>
                <text:list-item>
                  <text:p text:style-name="P5">Goblin Girls'</text:p>
                </text:list-item>
                <text:list-item>
                  <text:p text:style-name="P5">Hobgoblin Girls'</text:p>
                </text:list-item>
                <text:list-item>
                  <text:p text:style-name="P5">Bugbear Girls'</text:p>
                </text:list-item>
              </text:list>
            </text:list-item>
            <text:list-item>
              <text:p text:style-name="P5">Orc Girls'</text:p>
            </text:list-item>
            <text:list-item>
              <text:p text:style-name="P5">Kobold Girls'</text:p>
            </text:list-item>
            <text:list-item>
              <text:p text:style-name="P5">Gnoll Girls'</text:p>
            </text:list-item>
            <text:list-item>
              <text:p text:style-name="P5">Sphinx Girls'</text:p>
            </text:list-item>
          </text:list>
        </text:list-item>
      </text:list>
      <text:p text:style-name="P2"/>
      <text:p text:style-name="P2">UNCOMMON SPECIES</text:p>
      <text:list xml:id="list3851616573696476020" text:style-name="L2">
        <text:list-item>
          <text:list>
            <text:list-item>
              <text:p text:style-name="P6">Giant Girls'</text:p>
            </text:list-item>
            <text:list-item>
              <text:p text:style-name="P6">Mushroom Girls'</text:p>
            </text:list-item>
            <text:list-item>
              <text:p text:style-name="P6">Medusa Girls'</text:p>
            </text:list-item>
            <text:list-item>
              <text:p text:style-name="P6">Basilisk Girls'</text:p>
            </text:list-item>
            <text:list-item>
              <text:p text:style-name="P6"><text:soft-page-break/>Arthropod Girls'</text:p>
              <text:list>
                <text:list-item>
                  <text:p text:style-name="P6">Scorpion Girls'</text:p>
                </text:list-item>
              </text:list>
            </text:list-item>
            <text:list-item>
              <text:p text:style-name="P6">Fish Girls'</text:p>
              <text:list>
                <text:list-item>
                  <text:p text:style-name="P6">Octopus Girls'</text:p>
                </text:list-item>
                <text:list-item>
                  <text:p text:style-name="P6">Squid Girls'</text:p>
                </text:list-item>
              </text:list>
            </text:list-item>
            <text:list-item>
              <text:p text:style-name="P6">Undead Girls' (note: Ghost Girls are NOT considered undead girls in this setting)</text:p>
              <text:list>
                <text:list-item>
                  <text:p text:style-name="P6">Zombie Girls'</text:p>
                </text:list-item>
                <text:list-item>
                  <text:p text:style-name="P6">Skeleton Girls'</text:p>
                </text:list-item>
                <text:list-item>
                  <text:p text:style-name="P6">Ghoul Girls'</text:p>
                </text:list-item>
                <text:list-item>
                  <text:p text:style-name="P6">Wight Girls'</text:p>
                </text:list-item>
                <text:list-item>
                  <text:p text:style-name="P6">Lich Girls'</text:p>
                </text:list-item>
              </text:list>
            </text:list-item>
            <text:list-item>
              <text:p text:style-name="P6">Gargoyle Girls'</text:p>
            </text:list-item>
            <text:list-item>
              <text:p text:style-name="P6">Elemental Girls'</text:p>
            </text:list-item>
            <text:list-item>
              <text:p text:style-name="P6">Witch Girls'</text:p>
            </text:list-item>
            <text:list-item>
              <text:p text:style-name="P6">Minotaur Girls'</text:p>
            </text:list-item>
            <text:list-item>
              <text:p text:style-name="P6">Troll Girls'</text:p>
            </text:list-item>
            <text:list-item>
              <text:p text:style-name="P6">Ogre Girls'</text:p>
            </text:list-item>
            <text:list-item>
              <text:p text:style-name="P6">Ettin Girls'</text:p>
            </text:list-item>
          </text:list>
        </text:list-item>
      </text:list>
      <text:p text:style-name="P2"/>
      <text:p text:style-name="P2">RARE SPECIES</text:p>
      <text:list xml:id="list8077410828387411692" text:style-name="L3">
        <text:list-item>
          <text:list>
            <text:list-item>
              <text:p text:style-name="P7">Vampire Girls'</text:p>
            </text:list-item>
            <text:list-item>
              <text:p text:style-name="P7">Dragon Girls'</text:p>
            </text:list-item>
            <text:list-item>
              <text:p text:style-name="P7">Hydra Girls'</text:p>
            </text:list-item>
          </text:list>
        </text:list-item>
      </text:list>
      <text:p text:style-name="P3"/>
      <text:p text:style-name="P3"/>
      <text:p text:style-name="P2">-DESCRIPTIONS OF THE SPECIES-</text:p>
      <text:p text:style-name="P2"/>
      <text:p text:style-name="P2">Vampire Girls</text:p>
      <text:p text:style-name="P3"/>
      <text:p text:style-name="P3"><text:tab/>These rare monster girls have the blood, and therefore the strengths and weaknesses, of both demons and undeads, but are considered neither. Their thirst for blood is weaker than ordinary vampires and is quenched by sucking from any living creature, including monsters. There are no gameplay-relevant negative effects if a vampire girl does not consume blood for a long time, although a vampire girl may become irritable.</text:p>
      <text:p text:style-name="P3"/>
      <text:p text:style-name="P2">Dragon Girls</text:p>
      <text:p text:style-name="P2"/>
      <text:p text:style-name="P3"><text:tab/>Dragon girls cover the spectrum of colors that ordinary dragons do, and have the same abilities they would. Alongside vampire girls and hydra girls, they are considered among the most powerful of the monster girls for their great strength and magical ability. Their breath attacks are among the most formidable that any monster girl is capable of having.</text:p>
      <text:p text:style-name="P3"/>
      <text:p text:style-name="P2">Hydra Girls</text:p>
      <text:p text:style-name="P3"/>
      <text:p text:style-name="P2"><text:span text:style-name="T1"><text:tab/>These terrifying monstrosities also come in cute monster girl form, but they are very rarely found. The majority of them are presumed to lurk under the sea, where they war with the other dark things that lurk under the deeps for control of the seas. Some are rumored to </text:span><text:soft-page-break/><text:span text:style-name="T1">be working with other fish girl factions, but the sea is quickly being lost to the undersea sea monsters. Hydra Girls have all the strengths that dragon girls have, but they are highly vulnerable to cold, fire, and acid, even though they use breath attacks featuring those </text:span><text:span text:style-name="T1">elements against their enemies. Their great regenerative abilities allow them to get back into the fight quickly.</text:span></text:p>
      <text:p text:style-name="P3"/>
      <text:p text:style-name="P2">Medusa Girls</text:p>
      <text:p text:style-name="P3"/>
      <text:p text:style-name="P3"><text:tab/>At first glance, they seem to be less corrupted than other monster girls if it weren't for their snake hair. Similar to basilisk girls, their dreadful gaze attacks are capable of petrifying unwitting foes into stone indefinitely.</text:p>
      <text:p text:style-name="P3"/>
      <text:p text:style-name="P2">Elemental Girls</text:p>
      <text:p text:style-name="P2"/>
      <text:p text:style-name="P2"><text:tab/><text:span text:style-name="T1">These monster girls embody the elements of nature, such as the traditional Western four (fire, water, air, earth). They are immune to attacks and damage of their element and usually have abilities that utilize their element, making them very powerful specialists.</text:span></text:p>
      <text:p text:style-name="P3"/>
      <text:p text:style-name="P2">Undead Girls</text:p>
      <text:p text:style-name="P3"/>
      <text:p text:style-name="P3"><text:tab/>The undead girls encompass a varied bunch of monster girls that have one thing in common: they are all not technically “alive”, and as such, getting rid of their presence is considered very difficult. Since undead girls are magically bound together, severing the magical bonds or completely mutilating their corporeal forms is the only way to completely destroy them, in the same manner as regular undeads.</text:p>
      <text:p text:style-name="P3"/>
      <text:p text:style-name="P2">Witch Girls</text:p>
      <text:p text:style-name="P2"/>
      <text:p text:style-name="P2"><text:tab/><text:span text:style-name="T1">Witch girls have mostly humanoid appearances but alien anatomies as a result of magical corruption to their soul. They are more mischievous than most monster girls as a result of this and are sometimes even sociopathic, but there is as much capacity for good in them as there is for most monster girls. They may appear outwardly indistinguishable from an ordinary human, but certain spells and divine abilities are capable of revealing that their true forms are closer to those of abomination girls. This may suggest that they have some sort of connection to the demon-corrupted abomination girls or may just be a variant of them.</text:span></text:p>
      <text:p text:style-name="P3"/>
      <text:p text:style-name="P2">Arthropod Girls</text:p>
      <text:p text:style-name="P2"/>
      <text:p text:style-name="P3"><text:tab/>'Arthropod girl' is an umbrella term referring to any monster girl that bears a resemblance to arthropods, animals that include insects and arachnids. There are multiple species of arthropod girl and most are well-represented in the world of Monsters VS Monster Girls. Most arthropod girls have multiple limbs, but these are not always anthropomorphic in appearance (example: some spider girls have spidery legs instead of additional arms or legs). Some arthropod girls are predisposed towards forming monarchies, although note that any normally eusocial species of arthropod (such as bees), as a monster girl, are capable of creating or joining any sort of society or faction and are not beholden to stay with their clans.</text:p>
      <text:p text:style-name="P3"/>
      <text:p text:style-name="P2">Bee Girls</text:p>
      <text:p text:style-name="P2"/>
      <text:p text:style-name="P3"><text:soft-page-break/><text:tab/>Bee girls tend to form honey-producing colonies and will fight viciously in defense of the queen. While fertility and sexuality isn't explored in the world of Monsters VS Monster Girls, it is thought that only the queen would be capable of reproducing, although ordinary female worker bee girls may be fertile under certain conditions. Bee girl colonies tend to be less aggressive than their wasp girl colony counterparts. An example of a bee girl colony is the Amethyst Dynasty, the largest of its kind.</text:p>
      <text:p text:style-name="P3"/>
      <text:p text:style-name="P2">Ant Girls</text:p>
      <text:p text:style-name="P3"/>
      <text:p text:style-name="P3"><text:tab/>Ant girls are similar to bee girls, although they are usually incapable of flying. Ant girl queens may gain the ability to fly for a short time, however. Ant girl colonies tend to fight more viciously than bee girl colonies, and have a far larger population, allowing for a considerable reserve force for any potential invaders to overcome. Examples of ant girl colonies include the Queendom of Jasper before the queen was overthrown and the government was replaced with the Serene Republic of Jasper.</text:p>
      <text:p text:style-name="P3"/>
      <text:p text:style-name="P2">Wasp Girls</text:p>
      <text:p text:style-name="P2"/>
      <text:p text:style-name="P3"><text:tab/>Wasp girls tend to form colonies like bee girls, although they are far smaller and more territorial than bee girl colonies. Unlike bee girls and ant girls, however, wasp girls are more individualistic, and many wasp girls ultimately leave their former colonies to follow their ambitions or escape their typically overbearing or demanding mothers (the queens of the colonies). This has resulted in a smaller population of wasp girls, and there are comparatively few of these colonies that exist in the modern day.</text:p>
      <text:p text:style-name="P3"/>
      <text:p text:style-name="P2">Spider Girls</text:p>
      <text:p text:style-name="P2"/>
      <text:p text:style-name="P2"><text:tab/><text:span text:style-name="T1">There are two common kinds of spider girls: the webweavers and the driders. Between these two kinds of spider girls, the webweavers are more common. Webweavers are distinguished by having four spider legs attached to their backs and have a greater supply of silk stored in their spinnerets, allowing them to utilize webs far more often than driders. The driders, on the other hand, have the lower body of a spider and the upper body of a human female, but with four arms. They have greater magical ability, stronger poison, and greater strength than the webweavers. This difference has resulted in the spider girls specializing in certain roles or jobs as required by society. Differences aside, all spider girls have multiple spider-like eyes in common at the top of their heads, and potent poison.</text:span></text:p>
      <text:p text:style-name="P3"/>
      <text:p text:style-name="P2">Lycanthrope Girls</text:p>
      <text:p text:style-name="P2"/>
      <text:p text:style-name="P2"><text:tab/><text:span text:style-name="T1">A lycanthrope girl is any monster girl that have a default human form and an animalistic form. The human form would be indistinguishable from ordinary humans except for one or two features retained from their animalistic form, such as a pair of animal ears or a tail. The animalistic form is based off of any animal, usually a mammal or a vertebrate. The animalistic form is usually very bestial in appearance and physically very strong, unlike the animal that this form would be based off of. The most common kind of lycanthrope girl is the werewolf girl, and other lycanthrope girls are referred to as “were-x girl”, where 'x' is the animal they are based off of.</text:span></text:p>
      <text:p text:style-name="P3"/>
      <text:p text:style-name="P2">Fish Girls</text:p>
      <text:p text:style-name="P2"><text:soft-page-break/></text:p>
      <text:p text:style-name="P3"><text:tab/>Similarly to the word “arthropod girl”, the word 'fish girl' is an umbrella term for any species of monster girl based off of real sea creatures, whether or not they are actually fish. In many ways, they are just as varied as the arthropod girl, although all fish girls have some adaptation for living in the water. In addition, all fish girls are capable of living on land, but this kind of life is uncomfortable because they are not well adapted to the land in most cases.</text:p>
      <text:p text:style-name="P3"/>
      <text:p text:style-name="P2">Mermaid Girls</text:p>
      <text:p text:style-name="P2"/>
      <text:p text:style-name="P2"><text:tab/><text:span text:style-name="T1">Mermaid girls include all fish girls that have the lower body of either an ordinary fish or an aquatic mammal (i.e. dolphin) and the upper body of a human. Sometimes, the human body may have additional features that identify the kind of mermaid that they are, such as fish ears or fins. Mermaid girls have the best swimming ability out of all the fish girls, and are capable of magically levitating above the ground, although because their lower body has no limbs adapted to land movement, they are somewhat slower moving on land than other cr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hua Frisby</meta:initial-creator>
    <meta:creation-date>2016-05-10T02:48:28.52</meta:creation-date>
    <meta:generator>OpenOffice/4.1.2$Win32 OpenOffice.org_project/412m3$Build-9782</meta:generator>
    <dc:date>2016-06-22T00:22:23.22</dc:date>
    <dc:creator>Joshua Frisby</dc:creator>
    <meta:editing-duration>PT3H18M31S</meta:editing-duration>
    <meta:editing-cycles>4</meta:editing-cycles>
    <meta:document-statistic meta:table-count="0" meta:image-count="0" meta:object-count="0" meta:page-count="5" meta:paragraph-count="87" meta:word-count="1634" meta:character-count="9632"/>
  </office:meta>
</office:document-meta>
</file>